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1d81a8" officeooo:paragraph-rsid="001d81a8" style:font-size-asian="12pt" style:font-size-complex="12pt"/>
    </style:style>
    <style:style style:name="P2" style:family="paragraph" style:parent-style-name="Standard">
      <style:paragraph-properties fo:text-align="justify" style:justify-single-word="false"/>
      <style:text-properties fo:font-size="12pt" officeooo:rsid="002b9be7" officeooo:paragraph-rsid="002b9be7" style:font-size-asian="12pt" style:font-size-complex="12pt"/>
    </style:style>
    <style:style style:name="P3" style:family="paragraph" style:parent-style-name="Standard">
      <style:paragraph-properties fo:text-align="justify" style:justify-single-word="false"/>
      <style:text-properties fo:font-size="12pt" officeooo:rsid="002c1db7" officeooo:paragraph-rsid="002c1db7" style:font-size-asian="12pt" style:font-size-complex="12pt"/>
    </style:style>
    <style:style style:name="P4" style:family="paragraph" style:parent-style-name="Standard">
      <style:paragraph-properties fo:text-align="justify" style:justify-single-word="false"/>
      <style:text-properties fo:font-size="12pt" officeooo:rsid="002c1db7" officeooo:paragraph-rsid="003ca48c" style:font-size-asian="12pt" style:font-size-complex="12pt"/>
    </style:style>
    <style:style style:name="P5" style:family="paragraph" style:parent-style-name="Standard">
      <style:paragraph-properties fo:text-align="justify" style:justify-single-word="false"/>
      <style:text-properties fo:font-size="12pt" officeooo:rsid="002c1db7" officeooo:paragraph-rsid="004b491a" style:font-size-asian="12pt" style:font-size-complex="12pt"/>
    </style:style>
    <style:style style:name="P6" style:family="paragraph" style:parent-style-name="Standard">
      <style:paragraph-properties fo:text-align="justify" style:justify-single-word="false"/>
      <style:text-properties fo:font-size="12pt" officeooo:rsid="003b1245" officeooo:paragraph-rsid="003b1245" style:font-size-asian="12pt" style:font-size-complex="12pt"/>
    </style:style>
    <style:style style:name="P7" style:family="paragraph" style:parent-style-name="Standard">
      <style:paragraph-properties fo:text-align="justify" style:justify-single-word="false"/>
      <style:text-properties fo:font-size="12pt" officeooo:rsid="003ca48c" officeooo:paragraph-rsid="003ca48c" style:font-size-asian="12pt" style:font-size-complex="12pt"/>
    </style:style>
    <style:style style:name="P8" style:family="paragraph" style:parent-style-name="Standard">
      <style:paragraph-properties fo:text-align="justify" style:justify-single-word="false"/>
      <style:text-properties fo:font-size="12pt" officeooo:rsid="003dbd7c" officeooo:paragraph-rsid="003dbd7c" style:font-size-asian="12pt" style:font-size-complex="12pt"/>
    </style:style>
    <style:style style:name="P9" style:family="paragraph" style:parent-style-name="Standard">
      <style:paragraph-properties fo:text-align="justify" style:justify-single-word="false"/>
      <style:text-properties fo:font-size="12pt" officeooo:rsid="003ebf33" officeooo:paragraph-rsid="003ebf33" style:font-size-asian="12pt" style:font-size-complex="12pt"/>
    </style:style>
    <style:style style:name="P10" style:family="paragraph" style:parent-style-name="Standard">
      <style:paragraph-properties fo:text-align="justify" style:justify-single-word="false"/>
      <style:text-properties fo:font-size="12pt" officeooo:rsid="00428f85" officeooo:paragraph-rsid="00428f85" style:font-size-asian="12pt" style:font-size-complex="12pt"/>
    </style:style>
    <style:style style:name="P11" style:family="paragraph" style:parent-style-name="Standard">
      <style:paragraph-properties fo:text-align="justify" style:justify-single-word="false"/>
      <style:text-properties fo:font-size="12pt" officeooo:rsid="00432044" officeooo:paragraph-rsid="00432044" style:font-size-asian="12pt" style:font-size-complex="12pt"/>
    </style:style>
    <style:style style:name="P12" style:family="paragraph" style:parent-style-name="Standard">
      <style:paragraph-properties fo:text-align="justify" style:justify-single-word="false"/>
      <style:text-properties fo:font-size="12pt" officeooo:rsid="00432044" officeooo:paragraph-rsid="00428f85" style:font-size-asian="12pt" style:font-size-complex="12pt"/>
    </style:style>
    <style:style style:name="P13" style:family="paragraph" style:parent-style-name="Standard">
      <style:paragraph-properties fo:text-align="justify" style:justify-single-word="false"/>
      <style:text-properties fo:font-size="12pt" officeooo:rsid="0044f8bf" officeooo:paragraph-rsid="0044f8bf" style:font-size-asian="12pt" style:font-size-complex="12pt"/>
    </style:style>
    <style:style style:name="P14" style:family="paragraph" style:parent-style-name="Standard">
      <style:paragraph-properties fo:text-align="justify" style:justify-single-word="false"/>
      <style:text-properties fo:font-size="12pt" officeooo:rsid="004972bc" officeooo:paragraph-rsid="004972bc" style:font-size-asian="12pt" style:font-size-complex="12pt"/>
    </style:style>
    <style:style style:name="P15" style:family="paragraph" style:parent-style-name="Standard">
      <style:paragraph-properties fo:text-align="justify" style:justify-single-word="false"/>
      <style:text-properties fo:font-size="12pt" officeooo:rsid="004796ef" officeooo:paragraph-rsid="004796ef" style:font-size-asian="12pt" style:font-size-complex="12pt"/>
    </style:style>
    <style:style style:name="P16" style:family="paragraph" style:parent-style-name="Standard">
      <style:paragraph-properties fo:text-align="justify" style:justify-single-word="false"/>
      <style:text-properties fo:font-size="12pt" officeooo:rsid="004d0935" officeooo:paragraph-rsid="004d0935" style:font-size-asian="12pt" style:font-size-complex="12pt"/>
    </style:style>
    <style:style style:name="P17" style:family="paragraph" style:parent-style-name="Standard">
      <style:paragraph-properties fo:text-align="justify" style:justify-single-word="false"/>
      <style:text-properties fo:font-size="12pt" officeooo:rsid="003273e3" officeooo:paragraph-rsid="00351e61" style:font-size-asian="12pt" style:font-size-complex="12pt"/>
    </style:style>
    <style:style style:name="P18" style:family="paragraph" style:parent-style-name="Standard">
      <style:paragraph-properties fo:text-align="justify" style:justify-single-word="false"/>
      <style:text-properties fo:font-size="12pt" officeooo:rsid="005130a7" officeooo:paragraph-rsid="005130a7" style:font-size-asian="12pt" style:font-size-complex="12pt"/>
    </style:style>
    <style:style style:name="P19" style:family="paragraph" style:parent-style-name="Standard">
      <style:paragraph-properties fo:text-align="justify" style:justify-single-word="false"/>
      <style:text-properties fo:font-size="12pt" fo:language="en" fo:country="US" fo:font-weight="bold" officeooo:rsid="003a38bb" officeooo:paragraph-rsid="004d0935" style:font-size-asian="12pt" style:font-weight-asian="bold" style:font-size-complex="12pt" style:font-weight-complex="bold"/>
    </style:style>
    <style:style style:name="P20" style:family="paragraph" style:parent-style-name="Text_20_body">
      <style:paragraph-properties fo:text-align="justify" style:justify-single-word="false"/>
      <style:text-properties fo:font-size="12pt" officeooo:rsid="004e3778" officeooo:paragraph-rsid="004e3778" style:font-size-asian="12pt" style:font-size-complex="12pt"/>
    </style:style>
    <style:style style:name="P21" style:family="paragraph" style:parent-style-name="Standard">
      <style:paragraph-properties fo:text-align="justify" style:justify-single-word="false"/>
      <style:text-properties fo:font-size="12pt" fo:language="en" fo:country="US" fo:font-weight="bold" officeooo:rsid="00541969" officeooo:paragraph-rsid="00541969"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officeooo:rsid="002c1db7" officeooo:paragraph-rsid="00351e61" style:font-size-asian="12pt" style:font-size-complex="12pt"/>
    </style:style>
    <style:style style:name="P23" style:family="paragraph" style:parent-style-name="Standard">
      <style:paragraph-properties fo:text-align="justify" style:justify-single-word="false"/>
      <style:text-properties fo:font-size="12pt" officeooo:rsid="002c1db7" officeooo:paragraph-rsid="00556699" style:font-size-asian="12pt" style:font-size-complex="12pt"/>
    </style:style>
    <style:style style:name="P24" style:family="paragraph" style:parent-style-name="Standard">
      <style:paragraph-properties fo:text-align="justify" style:justify-single-word="false"/>
      <style:text-properties fo:font-size="12pt" officeooo:rsid="002c1db7" officeooo:paragraph-rsid="0055ce29" style:font-size-asian="12pt" style:font-size-complex="12pt"/>
    </style:style>
    <style:style style:name="P25" style:family="paragraph" style:parent-style-name="Standard">
      <style:paragraph-properties fo:text-align="justify" style:justify-single-word="false"/>
      <style:text-properties fo:font-size="12pt" officeooo:rsid="002c1db7" officeooo:paragraph-rsid="005739ef" style:font-size-asian="12pt" style:font-size-complex="12pt"/>
    </style:style>
    <style:style style:name="P26" style:family="paragraph" style:parent-style-name="Standard">
      <style:paragraph-properties fo:text-align="justify" style:justify-single-word="false"/>
      <style:text-properties fo:font-size="12pt" officeooo:rsid="002c1db7" officeooo:paragraph-rsid="0058e64f" style:font-size-asian="12pt" style:font-size-complex="12pt"/>
    </style:style>
    <style:style style:name="T1" style:family="text">
      <style:text-properties officeooo:rsid="002de44a"/>
    </style:style>
    <style:style style:name="T2" style:family="text">
      <style:text-properties officeooo:rsid="002e4ee7"/>
    </style:style>
    <style:style style:name="T3" style:family="text">
      <style:text-properties officeooo:rsid="002fe2d9"/>
    </style:style>
    <style:style style:name="T4" style:family="text">
      <style:text-properties officeooo:rsid="0031471f"/>
    </style:style>
    <style:style style:name="T5" style:family="text">
      <style:text-properties officeooo:rsid="0031ba5a"/>
    </style:style>
    <style:style style:name="T6" style:family="text">
      <style:text-properties officeooo:rsid="003273e3"/>
    </style:style>
    <style:style style:name="T7" style:family="text">
      <style:text-properties officeooo:rsid="00349201"/>
    </style:style>
    <style:style style:name="T8" style:family="text">
      <style:text-properties officeooo:rsid="00351e61"/>
    </style:style>
    <style:style style:name="T9" style:family="text">
      <style:text-properties officeooo:rsid="0035b3aa"/>
    </style:style>
    <style:style style:name="T10" style:family="text">
      <style:text-properties officeooo:rsid="00369d90"/>
    </style:style>
    <style:style style:name="T11" style:family="text">
      <style:text-properties officeooo:rsid="0037582f"/>
    </style:style>
    <style:style style:name="T12" style:family="text">
      <style:text-properties officeooo:rsid="0037efd0"/>
    </style:style>
    <style:style style:name="T13" style:family="text">
      <style:text-properties officeooo:rsid="003979db"/>
    </style:style>
    <style:style style:name="T14" style:family="text">
      <style:text-properties officeooo:rsid="003b1245"/>
    </style:style>
    <style:style style:name="T15" style:family="text">
      <style:text-properties officeooo:rsid="003ca48c"/>
    </style:style>
    <style:style style:name="T16" style:family="text">
      <style:text-properties officeooo:rsid="004b491a"/>
    </style:style>
    <style:style style:name="T17" style:family="text">
      <style:text-properties officeooo:rsid="004bd731"/>
    </style:style>
    <style:style style:name="T18" style:family="text">
      <style:text-properties officeooo:rsid="00556699"/>
    </style:style>
    <style:style style:name="T19" style:family="text">
      <style:text-properties officeooo:rsid="0055ce29"/>
    </style:style>
    <style:style style:name="T20" style:family="text">
      <style:text-properties officeooo:rsid="005739ef"/>
    </style:style>
    <style:style style:name="T21" style:family="text">
      <style:text-properties officeooo:rsid="0058e64f"/>
    </style:style>
    <style:style style:name="T22" style:family="text">
      <style:text-properties officeooo:rsid="005a9f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reover, the relationship between the power to detect interacting loci and the factors on which it depends (penetrance, minor allele frequency (MAF), main effects, and LD), while considered in some previous studies, has not been fully investigated, either experimentally or analytically.</text:p>
      <text:p text:style-name="P1"/>
      <text:p text:style-name="P2">An exhaustive evaluation of all possible SNP pairings is the most powerful strategy to detect epistatic interactions [24] but to date remains a computationally challenging task. Most methods have been unable to scale exhaustive methods to entire GWAS without performing some reduction in the number of pairs to be evaluated [5], or requiring special hardware such as a compute cluster [25-27].</text:p>
      <text:p text:style-name="P2"/>
      <text:p text:style-name="P3">Goudet et al claimed that exhaustive search is computationally tractable for pairwise interactions leveraging GPU and <text:s/>filtering using the ROC curve </text:p>
      <text:p text:style-name="P3"/>
      <text:p text:style-name="P5"><text:span text:style-name="T1">Fig1: </text:span><text:span text:style-name="T16">Hypothetical example for</text:span><text:span text:style-name="T11"> main effect </text:span><text:span text:style-name="T17">and</text:span><text:span text:style-name="T11"> </text:span><text:span text:style-name="T16">p</text:span><text:span text:style-name="T11">airwise epistasis </text:span><text:span text:style-name="T16">models.</text:span></text:p>
      <text:p text:style-name="P26"><text:span text:style-name="T4">E</text:span><text:span text:style-name="T1">ach </text:span><text:span text:style-name="T2">column</text:span><text:span text:style-name="T1"> is an individual, </text:span><text:span text:style-name="T4">comprised of</text:span><text:span text:style-name="T2"> </text:span><text:span text:style-name="T5">a binary </text:span><text:span text:style-name="T2">phenotypic </text:span><text:span text:style-name="T5">trait</text:span><text:span text:style-name="T2"> </text:span><text:span text:style-name="T21">(circle) </text:span><text:span text:style-name="T2">and </text:span><text:span text:style-name="T5">of</text:span><text:span text:style-name="T2"> genotypic data </text:span><text:span text:style-name="T3">at m loci </text:span><text:span text:style-name="T21">(square)</text:span><text:span text:style-name="T2">. </text:span><text:span text:style-name="T8">Phenotypes are encoded by either black or white colors. Each locus has its own two colors representing the two possible alleles. Panel (A) represents the main effect </text:span><text:span text:style-name="T9">of one locus (pink frame)</text:span><text:span text:style-name="T8">. </text:span><text:span text:style-name="T12">The logit </text:span><text:span text:style-name="T21">transformation </text:span><text:span text:style-name="T12">allows </text:span><text:span text:style-name="T13">to test departure from </text:span><text:span text:style-name="T22">linearity.</text:span><text:span text:style-name="T8"> </text:span><text:span text:style-name="T9">Panel </text:span><text:span text:style-name="T8">(B) </text:span><text:span text:style-name="T9">represent </text:span><text:span text:style-name="T10">the effect of interaction between two loci </text:span><text:span text:style-name="T9">(pink </text:span><text:span text:style-name="T10">and white </text:span><text:span text:style-name="T9">frame</text:span><text:span text:style-name="T10">s</text:span><text:span text:style-name="T9">)</text:span><text:span text:style-name="T10">. The contingency table allows a chi-squared test </text:span><text:span text:style-name="T11">with exact p-value under certain assumptions. </text:span></text:p>
      <text:p text:style-name="P22"><text:span text:style-name="T5">For the sake of clarity, haploid individuals are </text:span><text:span text:style-name="T8">r</text:span><text:span text:style-name="T5">epresented but extension to diploid is straightforward. Instead of two colors per locus, one would encode the genotype by three colors, two for homozygous and one for heterozygous markers. </text:span><text:span text:style-name="T6">The </text:span><text:span text:style-name="T12">2x2 </text:span><text:span text:style-name="T6">contingency table </text:span><text:span text:style-name="T22">in (B)</text:span><text:span text:style-name="T6"> </text:span><text:span text:style-name="T7">would </text:span><text:span text:style-name="T6">become a 3x3 table for diploid</text:span><text:span text:style-name="T7">s</text:span><text:span text:style-name="T6">.</text:span></text:p>
      <text:p text:style-name="P22"><text:span text:style-name="T6"/></text:p>
      <text:p text:style-name="P23"><text:span text:style-name="T18">Fig</text:span><text:span text:style-name="T22">2</text:span><text:span text:style-name="T18">: </text:span></text:p>
      <text:p text:style-name="P24"><text:span text:style-name="T19">A. 2-dimensional genotope corresponding to two biallelic loci.</text:span></text:p>
      <text:p text:style-name="P24"><text:span text:style-name="T19">Three hypothetical examples of fitness landscapes and their respective triangulations</text:span></text:p>
      <text:p text:style-name="P24"><text:span text:style-name="T19">Triangulation of the genotope induced by the fitness landscape. </text:span><text:span text:style-name="T20">The genotype space is G={01}²={00,01,10,11} and the corresponding genotope is a square. The fitness landscape is defined by the four number wooo blab </text:span></text:p>
      <text:p text:style-name="P25"><text:span text:style-name="T20">For two biallelic loci, there is only two possible triangulations of the square.</text:span></text:p>
      <text:p text:style-name="P25"><text:span text:style-name="T20"/></text:p>
      <text:p text:style-name="P25"><text:span text:style-name="T20">B. </text:span></text:p>
      <text:p text:style-name="P25"><text:span text:style-name="T20"/></text:p>
      <text:p text:style-name="P17"/>
      <text:p text:style-name="P18">Fig3:</text:p>
      <text:p text:style-name="P6">The notion of a genotope was introduced in Beerenwinkel et al. (2006) and further</text:p>
      <text:p text:style-name="P4"><text:span text:style-name="T14">developed in Beerenwinkel et al. (2007)</text:span><text:span text:style-name="T15">A genotope is the convex hull of all possible genotypes in a population. The regular triangulations of the genotope describe the possible epistatic interactions among the loci. These objects are fundamental for analyzing linkage disequilibrium. For example, the </text:span><text:span text:style-name="T15">sign of the standard measure of LD for a pair of loci (Christiansen, 2000) corresponds to one of the two triangulations of the respective genotope (the square). For the data to be examined in this paper, the genotope is the convex hull of k points in {0,1,2}n, so it is a subpolytope of the n-dimensional cube with side length two. In Section 2, we review the relevant mathematical</text:span></text:p>
      <text:p text:style-name="P7"/>
      <text:p text:style-name="P8">The regular triangulations of the genotope describe epistatic interactions among the genotypes. In the context of human genetics, it makes sense to replace the notion of fitness by penetrance values for a disease (Ott, 1999) or by expression levels of agene(Chesleretal., 2005).</text:p>
      <text:p text:style-name="P8"/>
      <text:p text:style-name="P9"><text:soft-page-break/></text:p>
      <text:p text:style-name="P9">The classical theory of fitness landscapes has been criticized for the lack of contact with empirical data (Kryazhimskiy et al.,2009).</text:p>
      <text:p text:style-name="P9"/>
      <text:p text:style-name="P10">A full description of complex fitness landscapes requires more information than the average curvature or the distribution of independent pairwise interactions.</text:p>
      <text:p text:style-name="P12"/>
      <text:p text:style-name="P11"/>
      <text:p text:style-name="P13">As we show in the sections that follow, the non-standard tests are potentially useful in at least three respects. First, they allow one to focus attention on features of epistasis that are not quantifiable by the standard tests. For example, we perform non-standard tests of the "single-double" type to explore whether some mutations are better overall mixers than others. Second, non-standard tests span greater genetic distances than do pairwise tests, allowing more powerful analyses of the structure of fitness landscapes. For example, we use the "double-double" tests to test curvature at genetic distances of four, whereas standard tests allow curvature to be examined only at distances of two. Third, non-standard tests are an integral part of the complete geometric description of a fitness landscape. While this high-dimensional geometry is abstract and even foreign, we describe how biological features of gene interactions, such as mixing ability, are embedded in the geometric shape of the landscape.</text:p>
      <text:p text:style-name="P13"/>
      <text:p text:style-name="P14">For a fittest population, one cannot increase the fitness by shuffling around alleles. The biological significance is immediate, since such allele shuffling relates to recombination.</text:p>
      <text:p text:style-name="P13"/>
      <text:p text:style-name="P15">By the shape of the fitness landscape we mean the triangulation of the genotope that is induced by the fitness values</text:p>
      <text:p text:style-name="P15"/>
      <text:p text:style-name="P16">In the context of human genetics, it makes sense to replace</text:p>
      <text:p text:style-name="P16">the notion of fitness by penetrance values for a disease (Ott, 1999)</text:p>
      <text:p text:style-name="P16"/>
      <text:p text:style-name="P20">A classification of two-dimensional genotopes and their triangulations from this perspective is presented in Hallgrímsdóttir and Yuster (2007).</text:p>
      <text:p text:style-name="P19"/>
      <text:p text:style-name="P19"/>
      <text:p text:style-name="P21">A proposal revived recently is to treat common disorders as quantitative traits in a framework of thinking quantitatively such that GWAS should be conducted using a population cohort with multiple quantitative trait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Art_5f_texte" style:display-name="Art_texte" style:family="paragraph" style:master-page-name="">
      <style:paragraph-properties fo:margin-left="0in" fo:margin-right="0in" fo:margin-top="0.0398in" fo:margin-bottom="0in" style:contextual-spacing="false" fo:text-align="justify" style:justify-single-word="false" fo:text-indent="0.1181in" style:auto-text-indent="false" style:page-number="auto" fo:background-color="transparent" style:shadow="none">
        <style:tab-stops/>
        <style:background-image/>
      </style:paragraph-properties>
      <style:text-properties style:font-name="Arial1"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9T11:52:00.12</meta:creation-date>
    <dc:date>2014-01-18T01:02:44.23</dc:date>
    <meta:editing-duration>P1DT3H11M45S</meta:editing-duration>
    <meta:editing-cycles>54</meta:editing-cycles>
    <meta:generator>LibreOffice/4.0.5.2$Windows_x86 LibreOffice_project/5464147a081647a250913f19c0715bca595af2f</meta:generator>
    <meta:document-statistic meta:table-count="0" meta:image-count="0" meta:object-count="0" meta:page-count="2" meta:paragraph-count="25" meta:word-count="821" meta:character-count="5365" meta:non-whitespace-character-count="4565"/>
  </office:meta>
</office:document-meta>
</file>